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2*"/>
    </style:style>
    <style:style style:name="Table5.B" style:family="table-column">
      <style:table-column-properties style:column-width="1.3826in" style:rel-column-width="10915*"/>
    </style:style>
    <style:style style:name="Table5.C" style:family="table-column">
      <style:table-column-properties style:column-width="1.384in" style:rel-column-width="10929*"/>
    </style:style>
    <style:style style:name="Table5.F" style:family="table-column">
      <style:table-column-properties style:column-width="1.3847in" style:rel-column-width="10932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F1" style:family="table-cell">
      <style:table-cell-properties fo:padding="0.0382in" fo:border="0.1pt solid #000000" style:writing-mode="lr-tb"/>
    </style:style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6667in"/>
    </style:style>
    <style:style style:name="Table1.B" style:family="table-column">
      <style:table-column-properties style:column-width="6.631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paragraph-rsid="00540dbc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5884f" officeooo:paragraph-rsid="0045884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c17cf" officeooo:paragraph-rsid="0055430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99a8" officeooo:paragraph-rsid="005599a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90c95" officeooo:paragraph-rsid="00590c9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5b31" officeooo:paragraph-rsid="005599a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5884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55430b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officeooo:paragraph-rsid="00540dbc"/>
    </style:style>
    <style:style style:name="P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540dbc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5599a8" officeooo:paragraph-rsid="005599a8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officeooo:rsid="005599a8" officeooo:paragraph-rsid="005599a8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99a8" officeooo:paragraph-rsid="005599a8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599a8" officeooo:paragraph-rsid="005599a8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599a8" officeooo:paragraph-rsid="005599a8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599a8" officeooo:paragraph-rsid="005599a8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599a8" officeooo:paragraph-rsid="005599a8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599a8" officeooo:paragraph-rsid="005599a8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5884f" officeooo:paragraph-rsid="0045884f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611d2" officeooo:paragraph-rsid="004611d2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c17cf" officeooo:paragraph-rsid="0055430b" style:font-size-asian="12pt" style:font-weight-asian="normal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590c95" officeooo:paragraph-rsid="00590c95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DejaVu Sans Condensed" officeooo:paragraph-rsid="0055430b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DejaVu Sans Condensed" officeooo:rsid="0055430b" officeooo:paragraph-rsid="0055430b"/>
    </style:style>
    <style:style style:name="P26" style:family="paragraph" style:parent-style-name="Standard" style:list-style-name="L10">
      <style:paragraph-properties fo:text-align="start" style:justify-single-word="false"/>
      <style:text-properties fo:color="#c9211e" loext:opacity="100%" style:font-name="DejaVu Sans Condensed" fo:font-size="12pt" fo:font-weight="bold" officeooo:rsid="00590c95" officeooo:paragraph-rsid="00590c9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ba2d" style:font-weight-asian="bold" style:font-weight-complex="bold"/>
    </style:style>
    <style:style style:name="T3" style:family="text">
      <style:text-properties fo:font-weight="bold" officeooo:rsid="003eff6d" style:font-weight-asian="bold" style:font-weight-complex="bold"/>
    </style:style>
    <style:style style:name="T4" style:family="text">
      <style:text-properties fo:font-weight="bold" officeooo:rsid="0019eb27" style:font-weight-asian="bold" style:font-weight-complex="bold"/>
    </style:style>
    <style:style style:name="T5" style:family="text">
      <style:text-properties fo:font-weight="bold" officeooo:rsid="00484868" style:font-weight-asian="bold" style:font-weight-complex="bold"/>
    </style:style>
    <style:style style:name="T6" style:family="text">
      <style:text-properties fo:font-weight="bold" officeooo:rsid="00506c59" style:font-weight-asian="bold" style:font-weight-complex="bold"/>
    </style:style>
    <style:style style:name="T7" style:family="text">
      <style:text-properties fo:font-weight="bold" officeooo:rsid="005599a8" style:font-weight-asian="bold" style:font-weight-complex="bold"/>
    </style:style>
    <style:style style:name="T8" style:family="text">
      <style:text-properties fo:font-weight="bold" officeooo:rsid="00590c95" style:font-weight-asian="bold" style:font-weight-complex="bold"/>
    </style:style>
    <style:style style:name="T9" style:family="text">
      <style:text-properties fo:font-weight="bold" officeooo:rsid="00592ebf" style:font-weight-asian="bold" style:font-weight-complex="bold"/>
    </style:style>
    <style:style style:name="T10" style:family="text">
      <style:text-properties officeooo:rsid="004611d2"/>
    </style:style>
    <style:style style:name="T11" style:family="text">
      <style:text-properties officeooo:rsid="005599a8"/>
    </style:style>
    <style:style style:name="T12" style:family="text">
      <style:text-properties fo:font-size="12pt" fo:font-weight="bold" officeooo:rsid="003c2335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c17cf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c17cf" style:font-size-asian="12pt" style:font-weight-asian="normal" style:font-size-complex="12pt" style:font-weight-complex="normal"/>
    </style:style>
    <style:style style:name="T16" style:family="text">
      <style:text-properties officeooo:rsid="00590c9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5a12db" style:font-weight-asian="normal" style:font-weight-complex="normal"/>
    </style:style>
    <style:style style:name="T19" style:family="text">
      <style:text-properties officeooo:rsid="0059b8c9"/>
    </style:style>
    <style:style style:name="T20" style:family="text">
      <style:text-properties officeooo:rsid="005a12d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0"><text:span text:style-name="T12">1</text:span><text:span text:style-name="T1">xx - Controls</text:span></text:p>
          </table:table-cell>
          <table:table-cell table:style-name="Table5.B1" office:value-type="string">
            <text:p text:style-name="P11">2xx - Ground</text:p>
          </table:table-cell>
          <table:table-cell table:style-name="Table5.C1" office:value-type="string">
            <text:p text:style-name="P11">3xx - Flight</text:p>
          </table:table-cell>
          <table:table-cell table:style-name="Table5.D1" office:value-type="string">
            <text:p text:style-name="P11">4xx - A2A</text:p>
          </table:table-cell>
          <table:table-cell table:style-name="Table5.A1" office:value-type="string">
            <text:p text:style-name="P11">5xx - A2G</text:p>
          </table:table-cell>
          <table:table-cell table:style-name="Table5.F1" office:value-type="string">
            <text:p text:style-name="P11">6xx - Misc</text:p>
          </table:table-cell>
        </table:table-row>
      </table:table>
      <text:p text:style-name="P1"><text:span text:style-name="T2">3</text:span><text:span text:style-name="T6">0</text:span><text:span text:style-name="T9">3</text:span><text:span text:style-name="T3"> - </text:span><text:span text:style-name="T4">Flight - </text:span><text:span text:style-name="T8">Waypoints</text:span><text:span text:style-name="T5">, Navigation</text:span></text:p>
      <text:p text:style-name="P2"/>
      <text:p text:style-name="P5">Waypoints</text:p>
      <text:list text:style-name="L1">
        <text:list-item>
          <text:p text:style-name="P14">There are 60 total waypoints, also called DEST (destination) points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Waypoint number</text:p>
          </table:table-cell>
          <table:table-cell table:style-name="Table1.B1" office:value-type="string">
            <text:p text:style-name="P12">Use</text:p>
          </table:table-cell>
        </table:table-row>
        <table:table-row>
          <table:table-cell table:style-name="Table1.A2" office:value-type="string">
            <text:p text:style-name="P13">00</text:p>
          </table:table-cell>
          <table:table-cell table:style-name="Table1.B2" office:value-type="string">
            <text:p text:style-name="P13">Aircraft initial position for INS alignment</text:p>
          </table:table-cell>
        </table:table-row>
        <table:table-row>
          <table:table-cell table:style-name="Table1.A2" office:value-type="string">
            <text:p text:style-name="P13">01-29</text:p>
          </table:table-cell>
          <table:table-cell table:style-name="Table1.B2" office:value-type="string">
            <text:p text:style-name="P13">Regular waypoints for navigation</text:p>
          </table:table-cell>
        </table:table-row>
        <table:table-row>
          <table:table-cell table:style-name="Table1.A2" office:value-type="string">
            <text:p text:style-name="P13">30-35 (RP1-RP6)</text:p>
          </table:table-cell>
          <table:table-cell table:style-name="Table1.B2" office:value-type="string">
            <text:p text:style-name="P13">Route Points for CM-802AK/AKG cruise missile</text:p>
          </table:table-cell>
        </table:table-row>
        <table:table-row>
          <table:table-cell table:style-name="Table1.A2" office:value-type="string">
            <text:p text:style-name="P13">36-39 (PP1-PP4)</text:p>
          </table:table-cell>
          <table:table-cell table:style-name="Table1.B2" office:value-type="string">
            <text:p text:style-name="P13">Pre-Planned target points for LS-6/GB-6 bombs</text:p>
          </table:table-cell>
        </table:table-row>
        <table:table-row>
          <table:table-cell table:style-name="Table1.A2" office:value-type="string">
            <text:p text:style-name="P13">40</text:p>
          </table:table-cell>
          <table:table-cell table:style-name="Table1.B2" office:value-type="string">
            <text:p text:style-name="P13">Current SPI (Sensor Point of Interest aka designated target) coordinates</text:p>
          </table:table-cell>
        </table:table-row>
        <table:table-row>
          <table:table-cell table:style-name="Table1.A2" office:value-type="string">
            <text:p text:style-name="P13">41-49</text:p>
          </table:table-cell>
          <table:table-cell table:style-name="Table1.B2" office:value-type="string">
            <text:p text:style-name="P13">Markpoints</text:p>
          </table:table-cell>
        </table:table-row>
        <table:table-row>
          <table:table-cell table:style-name="Table1.A2" office:value-type="string">
            <text:p text:style-name="P13">50-58</text:p>
          </table:table-cell>
          <table:table-cell table:style-name="Table1.B2" office:value-type="string">
            <text:p text:style-name="P13">Airfields closest to last navigation waypoint (non-editable)</text:p>
          </table:table-cell>
        </table:table-row>
        <table:table-row>
          <table:table-cell table:style-name="Table1.A2" office:value-type="string">
            <text:p text:style-name="P13">59</text:p>
          </table:table-cell>
          <table:table-cell table:style-name="Table1.B2" office:value-type="string">
            <text:p text:style-name="P13"><text:span text:style-name="T16">BINGO a</text:span>irfield (editable)</text:p>
          </table:table-cell>
        </table:table-row>
      </table:table>
      <text:p text:style-name="P7"/>
      <text:p text:style-name="P5">Navigate to waypoint</text:p>
      <text:list text:style-name="L2">
        <text:list-item>
          <text:p text:style-name="P15">On <text:span text:style-name="T1">UFC</text:span>:</text:p>
          <text:list>
            <text:list-item>
              <text:p text:style-name="P15">Press <text:span text:style-name="T1">RTN</text:span> to return to home screen.</text:p>
            </text:list-item>
            <text:list-item>
              <text:p text:style-name="P15">Press <text:span text:style-name="T1">R1 arrow OSB</text:span>, enter waypoint number in <text:span text:style-name="T1">NN</text:span> format, then press <text:span text:style-name="T1">R1 arrow OSB</text:span> again.</text:p>
            </text:list-item>
            <text:list-item>
              <text:p text:style-name="P15">Press <text:span text:style-name="T1">R2 arrow OSB</text:span> to toggle <text:span text:style-name="T1">AUTO</text:span> or <text:span text:style-name="T1">MAN</text:span>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6"><text:span text:style-name="T1">AUTO</text:span> mode ... Waypoint will increment to the next point automatically within 2 nmi.</text:p>
                </text:list-item>
                <text:list-item>
                  <text:p text:style-name="P16"><text:span text:style-name="T1">MAN</text:span> mode ... Waypoint will not increment automatically (useful if using waypoint as target area if you're coming back)</text:p>
                </text:list-item>
              </text:list>
            </text:list-item>
          </text:list>
        </text:list-item>
      </text:list>
      <text:p text:style-name="P7"/>
      <text:p text:style-name="P3">Create a new waypoint<text:span text:style-name="T11"> manually</text:span></text:p>
      <text:list text:style-name="L4">
        <text:list-item>
          <text:p text:style-name="P20">On <text:span text:style-name="T1">UFC</text:span>, press <text:span text:style-name="T1">DST</text:span> button to open DST page on left MFD.</text:p>
        </text:list-item>
        <text:list-item>
          <text:p text:style-name="P20">On left MFD, press <text:span text:style-name="T1">STEP</text:span> OSB to step through to an empty waypoint. <text:s/>Or on UFC, press <text:span text:style-name="T1">arrow </text:span><text:span text:style-name="T7">OSB</text:span> next to waypoint number and enter a number, then press that <text:span text:style-name="T1">arrow</text:span> button again.</text:p>
        </text:list-item>
        <text:list-item>
          <text:p text:style-name="P20">Enter the <text:span text:style-name="T10">coordinates:</text:span></text:p>
          <text:list>
            <text:list-item>
              <text:p text:style-name="P21">Latitude is on 2nd row, press <text:span text:style-name="T1">arrow</text:span> button on left to enter numbers in <text:span text:style-name="T1">DDMMSS</text:span>, press <text:span text:style-name="T1">arrow</text:span> button on right to select <text:span text:style-name="T1">N/S</text:span>.</text:p>
            </text:list-item>
            <text:list-item>
              <text:p text:style-name="P21">Longitude is on 3rd row, press <text:span text:style-name="T1">arrow</text:span> button on left to enter numbers in <text:span text:style-name="T1">DDDMMSS</text:span>, press arrow button on right to select <text:span text:style-name="T1">E/W</text:span>.</text:p>
            </text:list-item>
            <text:list-item>
              <text:p text:style-name="P21">Altitude is on 4th row, press <text:span text:style-name="T1">arrow</text:span> button on right to enter numbers in <text:span text:style-name="T1">nnnnn feet</text:span>, press arrow button on left to select <text:span text:style-name="T1">+/-</text:span> (above or below sea level).</text:p>
            </text:list-item>
          </text:list>
        </text:list-item>
      </text:list>
      <text:p text:style-name="P8"/>
      <text:p text:style-name="P5">Create waypoints using F10 map and DTC (must be done on the ground before takeoff)</text:p>
      <text:list text:style-name="L5">
        <text:list-item>
          <text:p text:style-name="P17">Remove DTC card.</text:p>
        </text:list-item>
        <text:list-item>
          <text:p text:style-name="P17">Go to F10 map, add label points named "<text:span text:style-name="T1">WPTn</text:span>" for waypoints, "<text:span text:style-name="T1">RPn</text:span>" for route points (CM-802 cruise missiles), or "<text:span text:style-name="T1">PPn</text:span>" for pre-planned targets (LS-6/GB-6 bombs).</text:p>
        </text:list-item>
        <text:list-item>
          <text:p text:style-name="P17">Use Ground Crew menu to update DTC.</text:p>
        </text:list-item>
        <text:list-item>
          <text:p text:style-name="P17">Insert DTC and load <text:span text:style-name="T1">ALL</text:span>.</text:p>
        </text:list-item>
      </text:list>
      <text:list text:style-name="L6">
        <text:list-item>
          <text:list>
            <text:list-item>
              <text:p text:style-name="P18">(may not be necessary to load ALL, maybe only NAV??)</text:p>
            </text:list-item>
          </text:list>
        </text:list-item>
      </text:list>
      <text:p text:style-name="P8"/>
      <text:p text:style-name="P4">Creating Markpoints</text:p>
      <text:list xml:id="list2851942516" text:style-name="L7">
        <text:list-item>
          <text:p text:style-name="P22">Press <text:span text:style-name="T1">MRK</text:span> button on UFC.</text:p>
        </text:list-item>
        <text:list-item>
          <text:p text:style-name="P22">Press<text:span text:style-name="T11"> </text:span><text:span text:style-name="T7">UFC L2</text:span><text:span text:style-name="T1"> arrow button</text:span> to toggle <text:span text:style-name="T1">OFLY/DSG</text:span> mode. <text:s/>Number is the waypoint that will be created.</text:p>
        </text:list-item>
      </text:list>
      <text:list text:style-name="L8">
        <text:list-item>
          <text:list>
            <text:list-item>
              <text:p text:style-name="P24"><text:span text:style-name="T15">If in OFLY mode, altitude of point will be your current altitude, can be edited with </text:span><text:span text:style-name="T13">DST</text:span><text:span text:style-name="T15"> button on UFC.</text:span></text:p>
            </text:list-item>
            <text:list-item>
              <text:p text:style-name="P25"><text:span text:style-name="T15">I</text:span><text:span text:style-name="T14">f in DSG mode, point will be created at your currently designated target (SPI).</text:span></text:p>
            </text:list-item>
          </text:list>
        </text:list-item>
      </text:list>
      <text:list xml:id="list140136020555943" text:continue-list="list2851942516" text:style-name="L7">
        <text:list-item>
          <text:p text:style-name="P22">Press <text:span text:style-name="T1">MRK</text:span> button again to create markpoint.</text:p>
        </text:list-item>
      </text:list>
      <text:list text:style-name="L9">
        <text:list-item>
          <text:list>
            <text:list-item>
              <text:p text:style-name="P19"><text:span text:style-name="T19">To cancel, p</text:span>ress RTN or wait several seconds.</text:p>
            </text:list-item>
          </text:list>
        </text:list-item>
      </text:list>
      <text:p text:style-name="P9"/>
      <text:p text:style-name="P6">TACAN -- WIP</text:p>
      <text:list text:style-name="L10">
        <text:list-item>
          <text:p text:style-name="P26">IMPORTANT:<text:span text:style-name="T17"> TACAN will not work while datalink is in use. <text:s/>Disable datalink</text:span><text:span text:style-name="T18"> (set to NE- instead of NES)</text:span><text:span text:style-name="T17"> or tune COM2 radio to channel other than 199.</text:span></text:p>
        </text:list-item>
      </text:list>
      <text:list text:style-name="L11">
        <text:list-item>
          <text:p text:style-name="P23">On any MFD, press Menu OSB, then TACAN OSB.</text:p>
        </text:list-item>
        <text:list-item>
          <text:p text:style-name="P23">Set MODE to A/G for ground TACAN stations, or A/A for air TACAN stations (air refueling).</text:p>
        </text:list-item>
        <text:list-item>
          <text:p text:style-name="P23">Set CHANNEL and BAND as needed.</text:p>
        </text:list-item>
        <text:list-item>
          <text:p text:style-name="P23">Set COURSE if you want to fly a specific heading to the TACAN.</text:p>
        </text:list-item>
        <text:list-item>
          <text:p text:style-name="P23">Set ALT and VAR for the TACAN station's altitude and local magnetic variation.<text:span text:style-name="T20"> <text:s/>Not sure if needed??</text:span></text:p>
        </text:list-item>
        <text:list-item>
          <text:p text:style-name="P23">On HSD page on MFD, box the TCN OSB (R5 OSB) to display the TACAN inf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2T14:01:33.996000000</dc:date>
    <meta:editing-duration>P1DT14H21M24S</meta:editing-duration>
    <meta:editing-cycles>67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2" meta:word-count="565" meta:character-count="3033" meta:non-whitespace-character-count="2557"/>
  </office:meta>
</office:document-meta>
</file>